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text-properties officeooo:rsid="003355ba" officeooo:paragraph-rsid="003355ba"/>
    </style:style>
    <style:style style:name="P2" style:family="paragraph" style:parent-style-name="normal">
      <style:text-properties officeooo:rsid="00227f97" officeooo:paragraph-rsid="00227f97"/>
    </style:style>
    <style:style style:name="P3" style:family="paragraph" style:parent-style-name="normal">
      <style:text-properties officeooo:rsid="0028ed67" officeooo:paragraph-rsid="0028ed67"/>
    </style:style>
    <style:style style:name="P4" style:family="paragraph" style:parent-style-name="normal">
      <style:text-properties officeooo:rsid="00443c85" officeooo:paragraph-rsid="00443c85"/>
    </style:style>
    <style:style style:name="P5" style:family="paragraph" style:parent-style-name="normal">
      <style:text-properties officeooo:rsid="0029e2d9" officeooo:paragraph-rsid="0029e2d9"/>
    </style:style>
    <style:style style:name="P6" style:family="paragraph" style:parent-style-name="normal">
      <style:text-properties officeooo:rsid="002a6a97" officeooo:paragraph-rsid="002a6a97"/>
    </style:style>
    <style:style style:name="P7" style:family="paragraph" style:parent-style-name="normal">
      <style:text-properties officeooo:rsid="003355ba" officeooo:paragraph-rsid="003355ba"/>
    </style:style>
    <style:style style:name="P8" style:family="paragraph" style:parent-style-name="normal">
      <style:text-properties officeooo:rsid="003355ba" officeooo:paragraph-rsid="003e9aab"/>
    </style:style>
    <style:style style:name="P9" style:family="paragraph" style:parent-style-name="normal">
      <style:text-properties officeooo:rsid="00227f97" officeooo:paragraph-rsid="00227f97"/>
    </style:style>
    <style:style style:name="P10" style:family="paragraph" style:parent-style-name="normal">
      <style:text-properties officeooo:rsid="0028ed67" officeooo:paragraph-rsid="0028ed67"/>
    </style:style>
    <style:style style:name="P11" style:family="paragraph" style:parent-style-name="normal">
      <style:text-properties officeooo:rsid="00443c85" officeooo:paragraph-rsid="00443c85"/>
    </style:style>
    <style:style style:name="P12" style:family="paragraph" style:parent-style-name="normal">
      <style:text-properties officeooo:rsid="00443c85" officeooo:paragraph-rsid="0045c05c"/>
    </style:style>
    <style:style style:name="P13" style:family="paragraph" style:parent-style-name="normal">
      <style:text-properties officeooo:rsid="0029e2d9" officeooo:paragraph-rsid="0029e2d9"/>
    </style:style>
    <style:style style:name="P14" style:family="paragraph" style:parent-style-name="normal">
      <style:text-properties officeooo:rsid="002a6a97" officeooo:paragraph-rsid="002a6a97"/>
    </style:style>
    <style:style style:name="P15" style:family="paragraph" style:parent-style-name="normal">
      <style:paragraph-properties fo:text-align="center" style:justify-single-word="false"/>
      <style:text-properties officeooo:rsid="001ee4ef" officeooo:paragraph-rsid="001ee4ef"/>
    </style:style>
    <style:style style:name="P16" style:family="paragraph" style:parent-style-name="normal">
      <style:text-properties officeooo:rsid="001ee4ef" officeooo:paragraph-rsid="001ee4ef"/>
    </style:style>
    <style:style style:name="P17" style:family="paragraph" style:parent-style-name="normal">
      <style:text-properties officeooo:rsid="004c36b6" officeooo:paragraph-rsid="001ee4ef"/>
    </style:style>
    <style:style style:name="P18" style:family="paragraph" style:parent-style-name="normal">
      <style:paragraph-properties fo:text-align="center" style:justify-single-word="false"/>
      <style:text-properties officeooo:rsid="004c36b6" officeooo:paragraph-rsid="001ee4ef"/>
    </style:style>
    <style:style style:name="P19" style:family="paragraph" style:parent-style-name="normal">
      <style:paragraph-properties fo:text-align="center" style:justify-single-word="false"/>
      <style:text-properties officeooo:rsid="001ffd01" officeooo:paragraph-rsid="001ffd01"/>
    </style:style>
    <style:style style:name="P20" style:family="paragraph" style:parent-style-name="normal">
      <style:text-properties officeooo:rsid="00267a06" officeooo:paragraph-rsid="00267a06"/>
    </style:style>
    <style:style style:name="P21" style:family="paragraph" style:parent-style-name="normal">
      <style:text-properties officeooo:rsid="0032088a" officeooo:paragraph-rsid="0032088a" fo:background-color="#ffff00"/>
    </style:style>
    <style:style style:name="P22" style:family="paragraph" style:parent-style-name="normal">
      <style:text-properties officeooo:rsid="0032b095" officeooo:paragraph-rsid="0032b095" fo:background-color="#ffff00"/>
    </style:style>
    <style:style style:name="P23" style:family="paragraph" style:parent-style-name="normal">
      <style:text-properties officeooo:rsid="0071d695" officeooo:paragraph-rsid="00487e29" fo:background-color="#ffff00"/>
    </style:style>
    <style:style style:name="P24" style:family="paragraph" style:parent-style-name="normal">
      <style:text-properties officeooo:rsid="007f1cb3" officeooo:paragraph-rsid="00487e29" fo:background-color="#ffff00"/>
    </style:style>
    <style:style style:name="P25" style:family="paragraph" style:parent-style-name="normal">
      <style:text-properties officeooo:rsid="0084dabd" officeooo:paragraph-rsid="00487e29" fo:background-color="#ffff00"/>
    </style:style>
    <style:style style:name="P26" style:family="paragraph" style:parent-style-name="normal">
      <style:text-properties officeooo:rsid="008a63ba" officeooo:paragraph-rsid="00487e29" fo:background-color="#ffff00"/>
    </style:style>
    <style:style style:name="P27" style:family="paragraph" style:parent-style-name="normal">
      <style:text-properties officeooo:rsid="008b4ef4" officeooo:paragraph-rsid="00487e29" fo:background-color="#ffff00"/>
    </style:style>
    <style:style style:name="P28" style:family="paragraph" style:parent-style-name="normal">
      <style:text-properties officeooo:rsid="0028f07a" officeooo:paragraph-rsid="00267a06" fo:background-color="transparent"/>
    </style:style>
    <style:style style:name="P29" style:family="paragraph" style:parent-style-name="normal">
      <style:text-properties officeooo:rsid="008b4ef4" officeooo:paragraph-rsid="00487e29" fo:background-color="transparent"/>
    </style:style>
    <style:style style:name="P30" style:family="paragraph" style:parent-style-name="normal">
      <style:text-properties officeooo:rsid="0071d695" officeooo:paragraph-rsid="00487e29" fo:background-color="transparent"/>
    </style:style>
    <style:style style:name="P31" style:family="paragraph" style:parent-style-name="normal">
      <style:text-properties officeooo:rsid="003bb24d" officeooo:paragraph-rsid="003bb24d"/>
    </style:style>
    <style:style style:name="P32" style:family="paragraph" style:parent-style-name="normal">
      <style:text-properties officeooo:rsid="003e9aab" officeooo:paragraph-rsid="003e9aab"/>
    </style:style>
    <style:style style:name="P33" style:family="paragraph" style:parent-style-name="normal">
      <style:text-properties officeooo:rsid="00254d94" officeooo:paragraph-rsid="0042de75"/>
    </style:style>
    <style:style style:name="P34" style:family="paragraph" style:parent-style-name="normal">
      <style:text-properties officeooo:rsid="0045c05c" officeooo:paragraph-rsid="0045c05c"/>
    </style:style>
    <style:style style:name="P35" style:family="paragraph" style:parent-style-name="normal">
      <style:text-properties officeooo:rsid="0042de75" officeooo:paragraph-rsid="0042de75"/>
    </style:style>
    <style:style style:name="P36" style:family="paragraph" style:parent-style-name="normal">
      <style:text-properties officeooo:rsid="005c05ae" officeooo:paragraph-rsid="00487e29"/>
    </style:style>
    <style:style style:name="P37" style:family="paragraph" style:parent-style-name="normal">
      <style:text-properties officeooo:rsid="005dd9b0" officeooo:paragraph-rsid="00487e29"/>
    </style:style>
    <style:style style:name="P38" style:family="paragraph" style:parent-style-name="normal">
      <style:text-properties officeooo:rsid="005e460e" officeooo:paragraph-rsid="00487e29"/>
    </style:style>
    <style:style style:name="P39" style:family="paragraph" style:parent-style-name="normal">
      <style:text-properties officeooo:rsid="005faacb" officeooo:paragraph-rsid="00487e29"/>
    </style:style>
    <style:style style:name="P40" style:family="paragraph" style:parent-style-name="normal">
      <style:text-properties officeooo:rsid="00620c16" officeooo:paragraph-rsid="00487e29"/>
    </style:style>
    <style:style style:name="P41" style:family="paragraph" style:parent-style-name="normal">
      <style:text-properties officeooo:rsid="0063d269" officeooo:paragraph-rsid="00487e29"/>
    </style:style>
    <style:style style:name="P42" style:family="paragraph" style:parent-style-name="normal">
      <style:text-properties officeooo:rsid="006b17a5" officeooo:paragraph-rsid="00487e29"/>
    </style:style>
    <style:style style:name="P43" style:family="paragraph" style:parent-style-name="normal">
      <style:text-properties officeooo:rsid="00701a24" officeooo:paragraph-rsid="00487e29"/>
    </style:style>
    <style:style style:name="P44" style:family="paragraph" style:parent-style-name="normal">
      <style:text-properties officeooo:rsid="00714932" officeooo:paragraph-rsid="00487e29"/>
    </style:style>
    <style:style style:name="P45" style:family="paragraph" style:parent-style-name="normal">
      <style:text-properties officeooo:rsid="007fbaaa" officeooo:paragraph-rsid="00487e29"/>
    </style:style>
    <style:style style:name="P46" style:family="paragraph" style:parent-style-name="normal">
      <style:text-properties officeooo:rsid="008118cb" officeooo:paragraph-rsid="00487e29"/>
    </style:style>
    <style:style style:name="P47" style:family="paragraph" style:parent-style-name="normal">
      <style:text-properties officeooo:rsid="00833d40" officeooo:paragraph-rsid="00487e29"/>
    </style:style>
    <style:style style:name="P48" style:family="paragraph" style:parent-style-name="normal">
      <style:text-properties officeooo:rsid="0086a6ed" officeooo:paragraph-rsid="00487e29"/>
    </style:style>
    <style:style style:name="P49" style:family="paragraph" style:parent-style-name="normal">
      <style:text-properties officeooo:rsid="0071d695" officeooo:paragraph-rsid="00487e29"/>
    </style:style>
    <style:style style:name="P50" style:family="paragraph" style:parent-style-name="normal">
      <style:text-properties officeooo:rsid="00738078" officeooo:paragraph-rsid="00487e29"/>
    </style:style>
    <style:style style:name="P51" style:family="paragraph" style:parent-style-name="normal">
      <style:text-properties officeooo:rsid="0075f325" officeooo:paragraph-rsid="00487e29"/>
    </style:style>
    <style:style style:name="P52" style:family="paragraph" style:parent-style-name="normal">
      <style:text-properties officeooo:rsid="00794bc1" officeooo:paragraph-rsid="00487e29"/>
    </style:style>
    <style:style style:name="P53" style:family="paragraph" style:parent-style-name="normal">
      <style:text-properties officeooo:rsid="007eb92e" officeooo:paragraph-rsid="00487e29"/>
    </style:style>
    <style:style style:name="P54" style:family="paragraph" style:parent-style-name="Standard">
      <style:text-properties officeooo:rsid="001ee4ef" officeooo:paragraph-rsid="001ee4ef"/>
    </style:style>
    <style:style style:name="P55" style:family="paragraph" style:parent-style-name="Standard">
      <style:text-properties officeooo:rsid="0028ed67" officeooo:paragraph-rsid="0045c05c"/>
    </style:style>
    <style:style style:name="P56" style:family="paragraph" style:parent-style-name="normal">
      <style:paragraph-properties fo:margin-left="0cm" fo:margin-right="0cm" fo:text-indent="0cm" style:auto-text-indent="false"/>
      <style:text-properties officeooo:rsid="0046b2d0" officeooo:paragraph-rsid="001ee4ef"/>
    </style:style>
    <style:style style:name="P57" style:family="paragraph" style:parent-style-name="normal">
      <style:paragraph-properties fo:margin-left="2.501cm" fo:margin-right="0cm" fo:text-indent="0cm" style:auto-text-indent="false"/>
      <style:text-properties fo:font-style="italic" officeooo:rsid="003cce65" officeooo:paragraph-rsid="001ee4ef" style:font-style-asian="italic" style:font-style-complex="italic"/>
    </style:style>
    <style:style style:name="P58" style:family="paragraph" style:parent-style-name="normal">
      <style:paragraph-properties fo:margin-left="2.501cm" fo:margin-right="0cm" fo:text-indent="0cm" style:auto-text-indent="false"/>
      <style:text-properties fo:font-style="italic" officeooo:rsid="0046b2d0" officeooo:paragraph-rsid="001ee4ef" style:font-style-asian="italic" style:font-style-complex="italic"/>
    </style:style>
    <style:style style:name="P59" style:family="paragraph" style:parent-style-name="normal">
      <style:paragraph-properties fo:margin-left="2.501cm" fo:margin-right="0cm" fo:text-indent="0cm" style:auto-text-indent="false"/>
      <style:text-properties fo:font-style="italic" officeooo:rsid="00401223" officeooo:paragraph-rsid="00401223" style:font-style-asian="italic" style:font-style-complex="italic"/>
    </style:style>
    <style:style style:name="P60" style:family="paragraph" style:parent-style-name="normal">
      <style:paragraph-properties fo:margin-left="2.501cm" fo:margin-right="0cm" fo:text-indent="0cm" style:auto-text-indent="false"/>
      <style:text-properties fo:font-style="italic" officeooo:rsid="0047b5c8" officeooo:paragraph-rsid="0047b5c8" style:font-style-asian="italic" style:font-style-complex="italic"/>
    </style:style>
    <style:style style:name="P61" style:family="paragraph" style:parent-style-name="normal">
      <style:paragraph-properties fo:margin-left="1.251cm" fo:margin-right="0cm" fo:text-indent="0cm" style:auto-text-indent="false"/>
      <style:text-properties fo:font-style="italic" officeooo:rsid="00227f97" officeooo:paragraph-rsid="00227f97" style:font-style-asian="italic" style:font-style-complex="italic"/>
    </style:style>
    <style:style style:name="P62" style:family="paragraph" style:parent-style-name="normal">
      <style:paragraph-properties fo:margin-left="2.963cm" fo:margin-right="0cm" fo:text-indent="0cm" style:auto-text-indent="false"/>
      <style:text-properties officeooo:rsid="00620c16" officeooo:paragraph-rsid="00487e29"/>
    </style:style>
    <style:style style:name="P63" style:family="paragraph" style:parent-style-name="Standard" style:list-style-name="L3">
      <style:text-properties fo:language="es" fo:country="ES" officeooo:rsid="00843feb" officeooo:paragraph-rsid="00487e29"/>
    </style:style>
    <style:style style:name="P64" style:family="paragraph" style:parent-style-name="normal" style:list-style-name="L1">
      <style:text-properties officeooo:rsid="0029e2d9" officeooo:paragraph-rsid="0029e2d9"/>
    </style:style>
    <style:style style:name="P65" style:family="paragraph" style:parent-style-name="normal">
      <style:text-properties officeooo:rsid="0029e2d9" officeooo:paragraph-rsid="0029e2d9"/>
    </style:style>
    <style:style style:name="P66" style:family="paragraph" style:parent-style-name="normal" style:list-style-name="L1">
      <style:text-properties officeooo:rsid="0028f07a" officeooo:paragraph-rsid="0028f07a"/>
    </style:style>
    <style:style style:name="P67" style:family="paragraph" style:parent-style-name="normal" style:list-style-name="L2">
      <style:text-properties officeooo:rsid="005dd9b0" officeooo:paragraph-rsid="00487e29"/>
    </style:style>
    <style:style style:name="P68" style:family="paragraph" style:parent-style-name="normal" style:list-style-name="L3">
      <style:text-properties officeooo:rsid="00843feb" officeooo:paragraph-rsid="00487e29"/>
    </style:style>
    <style:style style:name="P69" style:family="paragraph" style:parent-style-name="normal" style:list-style-name="L4">
      <style:text-properties officeooo:rsid="0086a6ed" officeooo:paragraph-rsid="00487e29"/>
    </style:style>
    <style:style style:name="P70" style:family="paragraph" style:parent-style-name="normal" style:list-style-name="L5">
      <style:text-properties officeooo:rsid="0087fc0a" officeooo:paragraph-rsid="00487e29"/>
    </style:style>
    <style:style style:name="P71" style:family="paragraph" style:parent-style-name="normal">
      <style:text-properties officeooo:rsid="0028ed67" officeooo:paragraph-rsid="0028ed67"/>
    </style:style>
    <style:style style:name="P72" style:family="paragraph" style:parent-style-name="normal">
      <style:text-properties officeooo:rsid="003355ba" officeooo:paragraph-rsid="003355ba"/>
    </style:style>
    <style:style style:name="P73" style:family="paragraph" style:parent-style-name="normal">
      <style:text-properties officeooo:rsid="00227f97" officeooo:paragraph-rsid="00227f97"/>
    </style:style>
    <style:style style:name="P74" style:family="paragraph" style:parent-style-name="normal">
      <style:text-properties officeooo:rsid="00443c85" officeooo:paragraph-rsid="00443c85"/>
    </style:style>
    <style:style style:name="P75" style:family="paragraph" style:parent-style-name="normal">
      <style:text-properties officeooo:rsid="002a6a97" officeooo:paragraph-rsid="002a6a97"/>
    </style:style>
    <style:style style:name="T1" style:family="text">
      <style:text-properties officeooo:rsid="003a610e"/>
    </style:style>
    <style:style style:name="T2" style:family="text">
      <style:text-properties officeooo:rsid="003a610e"/>
    </style:style>
    <style:style style:name="T3" style:family="text">
      <style:text-properties officeooo:rsid="00237ecc"/>
    </style:style>
    <style:style style:name="T4" style:family="text">
      <style:text-properties fo:background-color="#ffff00" loext:char-shading-value="0"/>
    </style:style>
    <style:style style:name="T5" style:family="text">
      <style:text-properties officeooo:rsid="0027b4ff" fo:background-color="#ffff00" loext:char-shading-value="0"/>
    </style:style>
    <style:style style:name="T6" style:family="text">
      <style:text-properties officeooo:rsid="0028f07a" fo:background-color="#ffff00" loext:char-shading-value="0"/>
    </style:style>
    <style:style style:name="T7" style:family="text">
      <style:text-properties officeooo:rsid="00387398" fo:background-color="#ffff00" loext:char-shading-value="0"/>
    </style:style>
    <style:style style:name="T8" style:family="text">
      <style:text-properties officeooo:rsid="0042de75" fo:background-color="#ffff00" loext:char-shading-value="0"/>
    </style:style>
    <style:style style:name="T9" style:family="text">
      <style:text-properties officeooo:rsid="00264d6a"/>
    </style:style>
    <style:style style:name="T10" style:family="text">
      <style:text-properties officeooo:rsid="0028f07a"/>
    </style:style>
    <style:style style:name="T11" style:family="text">
      <style:text-properties officeooo:rsid="0028f07a" fo:background-color="transparent" loext:char-shading-value="0"/>
    </style:style>
    <style:style style:name="T12" style:family="text">
      <style:text-properties officeooo:rsid="0045c05c" fo:background-color="transparent" loext:char-shading-value="0"/>
    </style:style>
    <style:style style:name="T13" style:family="text">
      <style:text-properties officeooo:rsid="0029e2d9"/>
    </style:style>
    <style:style style:name="T14" style:family="text">
      <style:text-properties officeooo:rsid="002a6a97"/>
    </style:style>
    <style:style style:name="T15" style:family="text">
      <style:text-properties officeooo:rsid="002de7f8"/>
    </style:style>
    <style:style style:name="T16" style:family="text">
      <style:text-properties officeooo:rsid="002e50d6"/>
    </style:style>
    <style:style style:name="T17" style:family="text">
      <style:text-properties officeooo:rsid="0030effb"/>
    </style:style>
    <style:style style:name="T18" style:family="text">
      <style:text-properties officeooo:rsid="0034ea71"/>
    </style:style>
    <style:style style:name="T19" style:family="text">
      <style:text-properties officeooo:rsid="00368321"/>
    </style:style>
    <style:style style:name="T20" style:family="text">
      <style:text-properties officeooo:rsid="003cb5ea"/>
    </style:style>
    <style:style style:name="T21" style:family="text">
      <style:text-properties officeooo:rsid="003e9aab"/>
    </style:style>
    <style:style style:name="T22" style:family="text">
      <style:text-properties officeooo:rsid="004206b8"/>
    </style:style>
    <style:style style:name="T23" style:family="text">
      <style:text-properties officeooo:rsid="0042de75"/>
    </style:style>
    <style:style style:name="T24" style:family="text">
      <style:text-properties fo:font-weight="bold" officeooo:rsid="0042de75" style:font-weight-asian="bold" style:font-weight-complex="bold"/>
    </style:style>
    <style:style style:name="T25" style:family="text">
      <style:text-properties fo:font-weight="bold" officeooo:rsid="00443c85" style:font-weight-asian="bold" style:font-weight-complex="bold"/>
    </style:style>
    <style:style style:name="T26" style:family="text">
      <style:text-properties officeooo:rsid="0045c05c"/>
    </style:style>
    <style:style style:name="T27" style:family="text">
      <style:text-properties officeooo:rsid="0047b5c8"/>
    </style:style>
    <style:style style:name="T28" style:family="text">
      <style:text-properties officeooo:rsid="005dd9b0"/>
    </style:style>
    <style:style style:name="T29" style:family="text">
      <style:text-properties officeooo:rsid="005e460e"/>
    </style:style>
    <style:style style:name="T30" style:family="text">
      <style:text-properties officeooo:rsid="005faacb"/>
    </style:style>
    <style:style style:name="T31" style:family="text">
      <style:text-properties officeooo:rsid="00605186"/>
    </style:style>
    <style:style style:name="T32" style:family="text">
      <style:text-properties officeooo:rsid="00640a55"/>
    </style:style>
    <style:style style:name="T33" style:family="text">
      <style:text-properties officeooo:rsid="0065077e"/>
    </style:style>
    <style:style style:name="T34" style:family="text">
      <style:text-properties officeooo:rsid="006635bf"/>
    </style:style>
    <style:style style:name="T35" style:family="text">
      <style:text-properties officeooo:rsid="006eff1f"/>
    </style:style>
    <style:style style:name="T36" style:family="text">
      <style:text-properties officeooo:rsid="006d849e"/>
    </style:style>
    <style:style style:name="T37" style:family="text">
      <style:text-properties officeooo:rsid="00701a24"/>
    </style:style>
    <style:style style:name="T38" style:family="text">
      <style:text-properties officeooo:rsid="0071d695"/>
    </style:style>
    <style:style style:name="T39" style:family="text">
      <style:text-properties officeooo:rsid="00725921"/>
    </style:style>
    <style:style style:name="T40" style:family="text">
      <style:text-properties officeooo:rsid="007fbaaa"/>
    </style:style>
    <style:style style:name="T41" style:family="text">
      <style:text-properties officeooo:rsid="008118cb"/>
    </style:style>
    <style:style style:name="T42" style:family="text">
      <style:text-properties officeooo:rsid="008a63ba"/>
    </style:style>
    <style:style style:name="T43" style:family="text">
      <style:text-properties officeooo:rsid="007783d5"/>
    </style:style>
    <style:style style:name="T44" style:family="text">
      <style:text-properties officeooo:rsid="0074a36b"/>
    </style:style>
    <style:style style:name="T45" style:family="text">
      <style:text-properties officeooo:rsid="007ae04e"/>
    </style:style>
    <style:style style:name="T46" style:family="text">
      <style:text-properties fo:color="#000000" style:font-name="Times New Roman" fo:font-size="12pt" officeooo:rsid="007db4eb" style:font-name-asian="Times New Roman1" style:font-size-asian="12pt" style:font-name-complex="Times New Roman1"/>
    </style:style>
    <style:style style:name="T47" style:family="text">
      <style:text-properties officeooo:rsid="004a4ce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65281200" text:id="ct65281200">
          <text:insertion>
            <office:change-info>
              <dc:creator>Autor desconocido</dc:creator>
              <dc:date>2014-09-15T12:17:00</dc:date>
            </office:change-info>
          </text:insertion>
        </text:changed-region>
        <text:changed-region xml:id="ct65281664" text:id="ct65281664">
          <text:insertion>
            <office:change-info>
              <dc:creator>Unknown Author</dc:creator>
              <dc:date>2014-06-22T11:54:00</dc:date>
            </office:change-info>
          </text:insertion>
        </text:changed-region>
        <text:changed-region xml:id="ct65282656" text:id="ct65282656">
          <text:insertion>
            <office:change-info>
              <dc:creator>Autor desconocido</dc:creator>
              <dc:date>2014-09-15T12:17:00</dc:date>
            </office:change-info>
          </text:insertion>
        </text:changed-region>
        <text:changed-region xml:id="ct65282960" text:id="ct65282960">
          <text:insertion>
            <office:change-info>
              <dc:creator>Unknown Author</dc:creator>
              <dc:date>2014-06-22T11:54:00</dc:date>
            </office:change-info>
          </text:insertion>
        </text:changed-region>
        <text:changed-region xml:id="ct65283600" text:id="ct65283600">
          <text:deletion>
            <office:change-info>
              <dc:creator>Eduardo Grosclaude</dc:creator>
              <dc:date>2014-06-22T06:45:00</dc:date>
            </office:change-info>
            <text:p text:style-name="P1">Normalmente, en el cercano pasado, <text:span text:style-name="T1">en los comienzos de</text:span> la era de las computadoras, cuando buscábamos la solución a un problema científico particular, lo mejor era programar la solución en un lenguaje de programación optimizado para computo científico, tal es Fortran. Sin mucho analisis y con muchas lineas de código se podía tener una solución, no siempre eficiente, que resolviera nuestro problema inicial.</text:p>
          </text:deletion>
        </text:changed-region>
        <text:changed-region xml:id="ct65284544" text:id="ct65284544">
          <text:insertion>
            <office:change-info>
              <dc:creator>Eduardo Grosclaude</dc:creator>
              <dc:date>2014-06-22T06:34:00</dc:date>
            </office:change-info>
          </text:insertion>
        </text:changed-region>
        <text:changed-region xml:id="ct69271184" text:id="ct69271184">
          <text:insertion>
            <office:change-info>
              <dc:creator>Eduardo Grosclaude</dc:creator>
              <dc:date>2014-06-22T06:35:00</dc:date>
            </office:change-info>
          </text:insertion>
        </text:changed-region>
        <text:changed-region xml:id="ct69270832" text:id="ct69270832">
          <text:insertion>
            <office:change-info>
              <dc:creator>Eduardo Grosclaude</dc:creator>
              <dc:date>2014-06-22T06:36:00</dc:date>
            </office:change-info>
          </text:insertion>
        </text:changed-region>
        <text:changed-region xml:id="ct69271408" text:id="ct69271408">
          <text:insertion>
            <office:change-info>
              <dc:creator>Eduardo Grosclaude</dc:creator>
              <dc:date>2014-06-22T06:38:00</dc:date>
            </office:change-info>
          </text:insertion>
        </text:changed-region>
        <text:changed-region xml:id="ct69271776" text:id="ct69271776">
          <text:insertion>
            <office:change-info>
              <dc:creator>Eduardo Grosclaude</dc:creator>
              <dc:date>2014-06-22T06:40:00</dc:date>
            </office:change-info>
          </text:insertion>
        </text:changed-region>
        <text:changed-region xml:id="ct69272928" text:id="ct69272928">
          <text:insertion>
            <office:change-info>
              <dc:creator>Eduardo Grosclaude</dc:creator>
              <dc:date>2014-06-22T06:39:00</dc:date>
            </office:change-info>
          </text:insertion>
        </text:changed-region>
        <text:changed-region xml:id="ct69272000" text:id="ct69272000">
          <text:insertion>
            <office:change-info>
              <dc:creator>Eduardo Grosclaude</dc:creator>
              <dc:date>2014-06-22T06:40:00</dc:date>
            </office:change-info>
          </text:insertion>
        </text:changed-region>
        <text:changed-region xml:id="ct69123600" text:id="ct69123600">
          <text:insertion>
            <office:change-info>
              <dc:creator>Eduardo Grosclaude</dc:creator>
              <dc:date>2014-06-22T06:41:00</dc:date>
            </office:change-info>
          </text:insertion>
        </text:changed-region>
        <text:changed-region xml:id="ct41928336" text:id="ct41928336">
          <text:insertion>
            <office:change-info>
              <dc:creator>Eduardo Grosclaude</dc:creator>
              <dc:date>2014-06-22T06:38:00</dc:date>
            </office:change-info>
          </text:insertion>
        </text:changed-region>
        <text:changed-region xml:id="ct69124432" text:id="ct69124432">
          <text:deletion>
            <office:change-info>
              <dc:creator>Eduardo Grosclaude</dc:creator>
              <dc:date>2014-07-14T06:31:00</dc:date>
            </office:change-info>
            <text:p text:style-name="P1">El resultado del proceso descrito llevaba a programas grandes, secuenciales y monolíticos, no siempre bien diseñados debido a que quien los programaba no siempre era un profesional del área informática, sino el científico que necesitaba la solución. Además dichos programas necesitaban gran poder de computo y grandes cantidades de memoria para sus calculos, los cuales escaceaban en los albores de la computación. Con esto dicho es que las decisiones de programación resultaban en programas no siempre eficientes.</text:p>
          </text:deletion>
        </text:changed-region>
        <text:changed-region xml:id="ct62898448" text:id="ct62898448">
          <text:insertion>
            <office:change-info>
              <dc:creator>Eduardo Grosclaude</dc:creator>
              <dc:date>2014-06-22T06:49:00</dc:date>
            </office:change-info>
          </text:insertion>
        </text:changed-region>
        <text:changed-region xml:id="ct62900000" text:id="ct62900000">
          <text:insertion>
            <office:change-info>
              <dc:creator>Eduardo Grosclaude</dc:creator>
              <dc:date>2014-06-22T07:06:00</dc:date>
            </office:change-info>
          </text:insertion>
        </text:changed-region>
        <text:changed-region xml:id="ct62901216" text:id="ct62901216">
          <text:insertion>
            <office:change-info>
              <dc:creator>Eduardo Grosclaude</dc:creator>
              <dc:date>2014-06-22T07:07:00</dc:date>
            </office:change-info>
          </text:insertion>
        </text:changed-region>
        <text:changed-region xml:id="ct62901744" text:id="ct62901744">
          <text:insertion>
            <office:change-info>
              <dc:creator>Eduardo Grosclaude</dc:creator>
              <dc:date>2014-06-22T07:09:00</dc:date>
            </office:change-info>
          </text:insertion>
        </text:changed-region>
        <text:changed-region xml:id="ct62901968" text:id="ct62901968">
          <text:insertion>
            <office:change-info>
              <dc:creator>Eduardo Grosclaude</dc:creator>
              <dc:date>2014-06-22T07:10:00</dc:date>
            </office:change-info>
          </text:insertion>
        </text:changed-region>
        <text:changed-region xml:id="ct65284112" text:id="ct65284112">
          <text:insertion>
            <office:change-info>
              <dc:creator>Eduardo Grosclaude</dc:creator>
              <dc:date>2014-06-22T07:11:00</dc:date>
            </office:change-info>
          </text:insertion>
        </text:changed-region>
        <text:changed-region xml:id="ct69125792" text:id="ct69125792">
          <text:deletion>
            <office:change-info>
              <dc:creator>Eduardo Grosclaude</dc:creator>
              <dc:date>2014-07-14T06:29:00</dc:date>
            </office:change-info>
            <text:p text:style-name="P1">la solución a </text:p>
          </text:deletion>
        </text:changed-region>
        <text:changed-region xml:id="ct65282048" text:id="ct65282048">
          <text:insertion>
            <office:change-info>
              <dc:creator>Eduardo Grosclaude</dc:creator>
              <dc:date>2014-07-14T06:29:00</dc:date>
            </office:change-info>
          </text:insertion>
        </text:changed-region>
        <text:changed-region xml:id="ct67600624" text:id="ct67600624">
          <text:insertion>
            <office:change-info>
              <dc:creator>Eduardo Grosclaude</dc:creator>
              <dc:date>2014-07-14T06:28:00</dc:date>
            </office:change-info>
          </text:insertion>
        </text:changed-region>
        <text:changed-region xml:id="ct69275968" text:id="ct69275968">
          <text:deletion>
            <office:change-info>
              <dc:creator>Eduardo Grosclaude</dc:creator>
              <dc:date>2014-07-14T06:28:00</dc:date>
            </office:change-info>
            <text:p text:style-name="P1">e</text:p>
          </text:deletion>
        </text:changed-region>
        <text:changed-region xml:id="ct69276272" text:id="ct69276272">
          <text:insertion>
            <office:change-info>
              <dc:creator>Eduardo Grosclaude</dc:creator>
              <dc:date>2014-07-14T06:28:00</dc:date>
            </office:change-info>
          </text:insertion>
        </text:changed-region>
        <text:changed-region xml:id="ct41931408" text:id="ct41931408">
          <text:deletion>
            <office:change-info>
              <dc:creator>Eduardo Grosclaude</dc:creator>
              <dc:date>2014-07-14T06:28:00</dc:date>
            </office:change-info>
            <text:p text:style-name="P1">o</text:p>
          </text:deletion>
        </text:changed-region>
        <text:changed-region xml:id="ct67637728" text:id="ct67637728">
          <text:insertion>
            <office:change-info>
              <dc:creator>Eduardo Grosclaude</dc:creator>
              <dc:date>2014-07-14T06:30:00</dc:date>
            </office:change-info>
          </text:insertion>
        </text:changed-region>
        <text:changed-region xml:id="ct62897872" text:id="ct62897872">
          <text:insertion>
            <office:change-info>
              <dc:creator>Eduardo Grosclaude</dc:creator>
              <dc:date>2014-07-14T06:30:00</dc:date>
            </office:change-info>
          </text:insertion>
        </text:changed-region>
        <text:changed-region xml:id="ct65284880" text:id="ct65284880">
          <text:deletion>
            <office:change-info>
              <dc:creator>Eduardo Grosclaude</dc:creator>
              <dc:date>2014-07-14T06:30:00</dc:date>
            </office:change-info>
            <text:p text:style-name="P1"><text:s/>(arquitecturas)</text:p>
          </text:deletion>
        </text:changed-region>
        <text:changed-region xml:id="ct67639408" text:id="ct67639408">
          <text:insertion>
            <office:change-info>
              <dc:creator>Eduardo Grosclaude</dc:creator>
              <dc:date>2014-07-14T06:30:00</dc:date>
            </office:change-info>
          </text:insertion>
        </text:changed-region>
        <text:changed-region xml:id="ct67636336" text:id="ct67636336">
          <text:insertion>
            <office:change-info>
              <dc:creator>Eduardo Grosclaude</dc:creator>
              <dc:date>2014-07-14T06:28:00</dc:date>
            </office:change-info>
          </text:insertion>
        </text:changed-region>
        <text:changed-region xml:id="ct69272544" text:id="ct69272544">
          <text:insertion>
            <office:change-info>
              <dc:creator>Eduardo Grosclaude</dc:creator>
              <dc:date>2014-07-14T06:29:00</dc:date>
            </office:change-info>
          </text:insertion>
        </text:changed-region>
        <text:changed-region xml:id="ct56461712" text:id="ct56461712">
          <text:insertion>
            <office:change-info>
              <dc:creator>Unknown Author</dc:creator>
              <dc:date>2014-06-22T11:56:00</dc:date>
            </office:change-info>
          </text:insertion>
        </text:changed-region>
        <text:changed-region xml:id="ct56464432" text:id="ct56464432">
          <text:insertion>
            <office:change-info>
              <dc:creator>Unknown Author</dc:creator>
              <dc:date>2014-06-22T11:57:00</dc:date>
            </office:change-info>
          </text:insertion>
        </text:changed-region>
        <text:changed-region xml:id="ct56462512" text:id="ct56462512">
          <text:insertion>
            <office:change-info>
              <dc:creator>Unknown Author</dc:creator>
              <dc:date>2014-06-22T12:01:00</dc:date>
            </office:change-info>
          </text:insertion>
        </text:changed-region>
        <text:changed-region xml:id="ct56465136" text:id="ct56465136">
          <text:insertion>
            <office:change-info>
              <dc:creator>Eduardo Grosclaude</dc:creator>
              <dc:date>2014-07-14T06:29:00</dc:date>
            </office:change-info>
          </text:insertion>
        </text:changed-region>
        <text:changed-region xml:id="ct67592944" text:id="ct67592944">
          <text:insertion>
            <office:change-info>
              <dc:creator>Unknown Author</dc:creator>
              <dc:date>2014-06-22T12:01:00</dc:date>
            </office:change-info>
          </text:insertion>
        </text:changed-region>
        <text:changed-region xml:id="ct67638160" text:id="ct67638160">
          <text:insertion>
            <office:change-info>
              <dc:creator>Eduardo Grosclaude</dc:creator>
              <dc:date>2014-07-14T06:26:00</dc:date>
            </office:change-info>
          </text:insertion>
        </text:changed-region>
        <text:changed-region xml:id="ct67638384" text:id="ct67638384">
          <text:insertion>
            <office:change-info>
              <dc:creator>Eduardo Grosclaude</dc:creator>
              <dc:date>2014-07-14T06:26:00</dc:date>
            </office:change-info>
          </text:insertion>
        </text:changed-region>
        <text:changed-region xml:id="ct67595344" text:id="ct67595344">
          <text:deletion>
            <office:change-info>
              <dc:creator>Eduardo Grosclaude</dc:creator>
              <dc:date>2014-07-14T06:26:00</dc:date>
            </office:change-info>
            <text:p text:style-name="P2">e</text:p>
          </text:deletion>
        </text:changed-region>
        <text:changed-region xml:id="ct67595568" text:id="ct67595568">
          <text:insertion>
            <office:change-info>
              <dc:creator>Eduardo Grosclaude</dc:creator>
              <dc:date>2014-07-14T06:26:00</dc:date>
            </office:change-info>
          </text:insertion>
        </text:changed-region>
        <text:changed-region xml:id="ct67597552" text:id="ct67597552">
          <text:insertion>
            <office:change-info>
              <dc:creator>Eduardo Grosclaude</dc:creator>
              <dc:date>2014-07-14T06:26:00</dc:date>
            </office:change-info>
          </text:insertion>
        </text:changed-region>
        <text:changed-region xml:id="ct69264640" text:id="ct69264640">
          <text:deletion>
            <office:change-info>
              <dc:creator>Eduardo Grosclaude</dc:creator>
              <dc:date>2014-07-14T06:26:00</dc:date>
            </office:change-info>
            <text:p text:style-name="P2">c</text:p>
          </text:deletion>
        </text:changed-region>
        <text:changed-region xml:id="ct69166144" text:id="ct69166144">
          <text:insertion>
            <office:change-info>
              <dc:creator>Eduardo Grosclaude</dc:creator>
              <dc:date>2014-07-14T06:25:00</dc:date>
            </office:change-info>
          </text:insertion>
        </text:changed-region>
        <text:changed-region xml:id="ct56461936" text:id="ct56461936">
          <text:insertion>
            <office:change-info>
              <dc:creator>Eduardo Grosclaude</dc:creator>
              <dc:date>2014-07-14T06:43:00</dc:date>
            </office:change-info>
          </text:insertion>
        </text:changed-region>
        <text:changed-region xml:id="ct56464096" text:id="ct56464096">
          <text:insertion>
            <office:change-info>
              <dc:creator>Eduardo Grosclaude</dc:creator>
              <dc:date>2014-07-14T06:54:00</dc:date>
            </office:change-info>
          </text:insertion>
        </text:changed-region>
        <text:changed-region xml:id="ct67597168" text:id="ct67597168">
          <text:insertion>
            <office:change-info>
              <dc:creator>Eduardo Grosclaude</dc:creator>
              <dc:date>2014-07-14T06:40:00</dc:date>
            </office:change-info>
          </text:insertion>
        </text:changed-region>
        <text:changed-region xml:id="ct40208016" text:id="ct40208016">
          <text:insertion>
            <office:change-info>
              <dc:creator>Eduardo Grosclaude</dc:creator>
              <dc:date>2014-07-14T06:41:00</dc:date>
            </office:change-info>
          </text:insertion>
        </text:changed-region>
        <text:changed-region xml:id="ct58545008" text:id="ct58545008">
          <text:insertion>
            <office:change-info>
              <dc:creator>Eduardo Grosclaude</dc:creator>
              <dc:date>2014-07-14T06:50:00</dc:date>
            </office:change-info>
          </text:insertion>
        </text:changed-region>
        <text:changed-region xml:id="ct68099232" text:id="ct68099232">
          <text:insertion>
            <office:change-info>
              <dc:creator>Eduardo Grosclaude</dc:creator>
              <dc:date>2014-07-14T06:51:00</dc:date>
            </office:change-info>
          </text:insertion>
        </text:changed-region>
        <text:changed-region xml:id="ct69275648" text:id="ct69275648">
          <text:insertion>
            <office:change-info>
              <dc:creator>Eduardo Grosclaude</dc:creator>
              <dc:date>2014-07-14T06:46:00</dc:date>
            </office:change-info>
          </text:insertion>
        </text:changed-region>
        <text:changed-region xml:id="ct56466784" text:id="ct56466784">
          <text:insertion>
            <office:change-info>
              <dc:creator>Eduardo Grosclaude</dc:creator>
              <dc:date>2014-07-14T07:01:00</dc:date>
            </office:change-info>
          </text:insertion>
        </text:changed-region>
        <text:changed-region xml:id="ct69167504" text:id="ct69167504">
          <text:insertion>
            <office:change-info>
              <dc:creator>Eduardo Grosclaude</dc:creator>
              <dc:date>2014-07-14T07:04:00</dc:date>
            </office:change-info>
          </text:insertion>
        </text:changed-region>
        <text:changed-region xml:id="ct69167728" text:id="ct69167728">
          <text:insertion>
            <office:change-info>
              <dc:creator>Eduardo Grosclaude</dc:creator>
              <dc:date>2014-07-14T07:04:00</dc:date>
            </office:change-info>
          </text:insertion>
        </text:changed-region>
        <text:changed-region xml:id="ct62857040" text:id="ct62857040">
          <text:insertion>
            <office:change-info>
              <dc:creator>Eduardo Grosclaude</dc:creator>
              <dc:date>2014-07-14T07:02:00</dc:date>
            </office:change-info>
          </text:insertion>
        </text:changed-region>
        <text:changed-region xml:id="ct40196352" text:id="ct40196352">
          <text:insertion>
            <office:change-info>
              <dc:creator>Eduardo Grosclaude</dc:creator>
              <dc:date>2014-07-14T07:02:00</dc:date>
            </office:change-info>
          </text:insertion>
        </text:changed-region>
        <text:changed-region xml:id="ct62478192" text:id="ct62478192">
          <text:insertion>
            <office:change-info>
              <dc:creator>Eduardo Grosclaude</dc:creator>
              <dc:date>2014-07-14T07:02:00</dc:date>
            </office:change-info>
          </text:insertion>
        </text:changed-region>
        <text:changed-region xml:id="ct62852864" text:id="ct62852864">
          <text:insertion>
            <office:change-info>
              <dc:creator>Eduardo Grosclaude</dc:creator>
              <dc:date>2014-07-14T07:05:00</dc:date>
            </office:change-info>
          </text:insertion>
        </text:changed-region>
        <text:changed-region xml:id="ct62483584" text:id="ct62483584">
          <text:insertion>
            <office:change-info>
              <dc:creator>Eduardo Grosclaude</dc:creator>
              <dc:date>2014-07-14T06:37:00</dc:date>
            </office:change-info>
          </text:insertion>
        </text:changed-region>
        <text:changed-region xml:id="ct56468848" text:id="ct56468848">
          <text:insertion>
            <office:change-info>
              <dc:creator>Eduardo Grosclaude</dc:creator>
              <dc:date>2014-07-14T07:04:00</dc:date>
            </office:change-info>
          </text:insertion>
        </text:changed-region>
        <text:changed-region xml:id="ct62477776" text:id="ct62477776">
          <text:deletion>
            <office:change-info>
              <dc:creator>Eduardo Grosclaude</dc:creator>
              <dc:date>2014-07-14T07:04:00</dc:date>
            </office:change-info>
            <text:p text:style-name="P3"/>
            <text:p text:style-name="P4"/>
            <text:p text:style-name="P3"/>
          </text:deletion>
        </text:changed-region>
        <text:changed-region xml:id="ct62483328" text:id="ct62483328">
          <text:deletion>
            <office:change-info>
              <dc:creator>Eduardo Grosclaude</dc:creator>
              <dc:date>2014-07-14T07:06:00</dc:date>
            </office:change-info>
            <text:p text:style-name="P5">La forma en que los procesos que conforman el programa paralelo trabajan es comunicándose entre ellos</text:p>
          </text:deletion>
        </text:changed-region>
        <text:changed-region xml:id="ct69169728" text:id="ct69169728">
          <text:insertion>
            <office:change-info>
              <dc:creator>Eduardo Grosclaude</dc:creator>
              <dc:date>2014-07-14T07:06:00</dc:date>
            </office:change-info>
          </text:insertion>
        </text:changed-region>
        <text:changed-region xml:id="ct40194800" text:id="ct40194800">
          <text:insertion>
            <office:change-info>
              <dc:creator>Eduardo Grosclaude</dc:creator>
              <dc:date>2014-07-14T07:07:00</dc:date>
            </office:change-info>
          </text:insertion>
        </text:changed-region>
        <text:changed-region xml:id="ct65499808" text:id="ct65499808">
          <text:deletion>
            <office:change-info>
              <dc:creator>Eduardo Grosclaude</dc:creator>
              <dc:date>2014-07-14T07:07:00</dc:date>
            </office:change-info>
            <text:p text:style-name="P6">Muy básicamente </text:p>
          </text:deletion>
        </text:changed-region>
        <text:changed-region xml:id="ct65500144" text:id="ct65500144">
          <text:insertion>
            <office:change-info>
              <dc:creator>Eduardo Grosclaude</dc:creator>
              <dc:date>2014-07-14T07:08:00</dc:date>
            </office:change-info>
          </text:insertion>
        </text:changed-region>
        <text:changed-region xml:id="ct65500656" text:id="ct65500656">
          <text:deletion>
            <office:change-info>
              <dc:creator>Eduardo Grosclaude</dc:creator>
              <dc:date>2014-07-14T07:08:00</dc:date>
            </office:change-info>
            <text:p text:style-name="P6">c</text:p>
          </text:deletion>
        </text:changed-region>
        <text:changed-region xml:id="ct62873232" text:id="ct62873232">
          <text:deletion>
            <office:change-info>
              <dc:creator>Eduardo Grosclaude</dc:creator>
              <dc:date>2014-07-14T07:08:00</dc:date>
            </office:change-info>
            <text:p text:style-name="P6">De nuevo básicamente explicamos l</text:p>
          </text:deletion>
        </text:changed-region>
        <text:changed-region xml:id="ct62873904" text:id="ct62873904">
          <text:insertion>
            <office:change-info>
              <dc:creator>Eduardo Grosclaude</dc:creator>
              <dc:date>2014-07-14T07:08:00</dc:date>
            </office:change-info>
          </text:insertion>
        </text:changed-region>
        <text:changed-region xml:id="ct62874128" text:id="ct62874128">
          <text:deletion>
            <office:change-info>
              <dc:creator>Eduardo Grosclaude</dc:creator>
              <dc:date>2014-07-14T07:08:00</dc:date>
            </office:change-info>
            <text:p text:style-name="P6">con </text:p>
          </text:deletion>
        </text:changed-region>
        <text:changed-region xml:id="ct62874352" text:id="ct62874352">
          <text:insertion>
            <office:change-info>
              <dc:creator>Eduardo Grosclaude</dc:creator>
              <dc:date>2014-07-14T07:08:00</dc:date>
            </office:change-info>
          </text:insertion>
        </text:changed-region>
        <text:changed-region xml:id="ct62874576" text:id="ct62874576">
          <text:deletion>
            <office:change-info>
              <dc:creator>Eduardo Grosclaude</dc:creator>
              <dc:date>2014-07-14T07:09:00</dc:date>
            </office:change-info>
            <text:p text:style-name="P6">, la cual simplemente </text:p>
          </text:deletion>
        </text:changed-region>
        <text:changed-region xml:id="ct62874800" text:id="ct62874800">
          <text:deletion>
            <office:change-info>
              <dc:creator>Eduardo Grosclaude</dc:creator>
              <dc:date>2014-07-14T07:09:00</dc:date>
            </office:change-info>
            <text:p text:style-name="P6">un proceso que envía </text:p>
          </text:deletion>
        </text:changed-region>
        <text:changed-region xml:id="ct62875168" text:id="ct62875168">
          <text:insertion>
            <office:change-info>
              <dc:creator>Eduardo Grosclaude</dc:creator>
              <dc:date>2014-07-14T07:09:00</dc:date>
            </office:change-info>
          </text:insertion>
        </text:changed-region>
        <text:changed-region xml:id="ct62875392" text:id="ct62875392">
          <text:deletion>
            <office:change-info>
              <dc:creator>Eduardo Grosclaude</dc:creator>
              <dc:date>2014-07-14T07:09:00</dc:date>
            </office:change-info>
            <text:p text:style-name="P6">un mensaje a otro </text:p>
          </text:deletion>
        </text:changed-region>
        <text:changed-region xml:id="ct62876272" text:id="ct62876272">
          <text:insertion>
            <office:change-info>
              <dc:creator>Eduardo Grosclaude</dc:creator>
              <dc:date>2014-07-14T07:09:00</dc:date>
            </office:change-info>
          </text:insertion>
        </text:changed-region>
        <text:changed-region xml:id="ct62876496" text:id="ct62876496">
          <text:deletion>
            <office:change-info>
              <dc:creator>Eduardo Grosclaude</dc:creator>
              <dc:date>2014-07-14T07:09:00</dc:date>
            </office:change-info>
            <text:p text:style-name="P6">proceso,</text:p>
          </text:deletion>
        </text:changed-region>
        <text:changed-region xml:id="ct55953136" text:id="ct55953136">
          <text:insertion>
            <office:change-info>
              <dc:creator>Eduardo Grosclaude</dc:creator>
              <dc:date>2014-07-14T07:10:00</dc:date>
            </office:change-info>
          </text:insertion>
        </text:changed-region>
        <text:changed-region xml:id="ct65445680" text:id="ct65445680">
          <text:insertion>
            <office:change-info>
              <dc:creator>Autor desconocido</dc:creator>
              <dc:date>2014-09-15T21: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CAPITULO 2</text:p>
      <text:p text:style-name="P54"/>
      <text:p text:style-name="P57">Capítulo 2 revisión de los antecedentes de HPC, trabajos sobre fortran y hpc, openmp solo y sobre fortran</text:p>
      <text:p text:style-name="P57"/>
      <text:p text:style-name="P58">2.1 programación paralela</text:p>
      <text:p text:style-name="P58">2.1.x fortran</text:p>
      <text:p text:style-name="P58">2.2 antecedentes hpc??</text:p>
      <text:p text:style-name="P58">2.3 openmp</text:p>
      <text:p text:style-name="P58">2.4 openmp y fortran<text:change-start text:change-id="ct65281200"/></text:p>
      <text:p text:style-name="P60">¿2.5 optimización ?<text:change-end text:change-id="ct65281200"/><text:change-start text:change-id="ct65281664"/></text:p>
      <text:p text:style-name="P59">2.<text:change-end text:change-id="ct65281664"/><text:change-start text:change-id="ct65282656"/><text:span text:style-name="T27">6</text:span><text:change-end text:change-id="ct65282656"/><text:change-start text:change-id="ct65282960"/> aplicación en cuestión<text:change-end text:change-id="ct65282960"/></text:p>
      <text:p text:style-name="P56"/>
      <text:p text:style-name="P54"/>
      <text:p text:style-name="P18">Soluciones de Programación Paralela</text:p>
      <text:p text:style-name="P15">ó</text:p>
      <text:p text:style-name="P19">Programación Paralela aplicada a soluciones de Computación Científica</text:p>
      <text:p text:style-name="P17"/>
      <text:p text:style-name="P22">[Descripción del capítulo]</text:p>
      <text:p text:style-name="P1"><text:change text:change-id="ct65283600"/><text:change-start text:change-id="ct65284544"/></text:p>
      <text:p text:style-name="P31">En el pasado reciente, la herramienta más común para la solución de problemas <text:change-end text:change-id="ct65284544"/><text:change-start text:change-id="ct69271184"/>de las ciencias computacionales fue la programación en lenguajes adaptados al cómputo <text:change-end text:change-id="ct69271184"/><text:change-start text:change-id="ct69270832"/>científico, como FORTRAN. <text:change-end text:change-id="ct69270832"/><text:change-start text:change-id="ct69271408"/>Cuando los recursos de computación (por ejemplo, con la aparición de la computadora personal) se hicieron accesibles <text:change-end text:change-id="ct69271408"/><text:change-start text:change-id="ct69271776"/>a <text:change-end text:change-id="ct69271776"/><text:change-start text:change-id="ct69272928"/>los investigadores individualmente, y a grupos de investigación <text:change-end text:change-id="ct69272928"/><text:change-start text:change-id="ct69272000"/>de modestos presupuestos, <text:change-end text:change-id="ct69272000"/><text:change-start text:change-id="ct69123600"/>esta herramienta se hizo popular y creó un modo de trabajo estándar de facto, <text:span text:style-name="T20">ampliamente extendido,</text:span> en las ciencias e ingenierías. <text:change-end text:change-id="ct69123600"/><text:change-start text:change-id="ct41928336"/><text:s/><text:change-end text:change-id="ct41928336"/></text:p>
      <text:p text:style-name="P1"><text:change text:change-id="ct69124432"/><text:change-start text:change-id="ct62898448"/></text:p>
      <text:p text:style-name="P8"><text:span text:style-name="T20">Con frecuencia, las soluciones producidas por este modo de trabajo eran </text:span>programas grandes, secuenciales y monolíticos. <text:span text:style-name="T20">Los problemas abordados por esta clase de </text:span>programas <text:span text:style-name="T20">se caracterizan por </text:span>gran<text:span text:style-name="T20">des demandas </text:span>de c<text:span text:style-name="T20">ó</text:span>mputo y de memoria, <text:span text:style-name="T20">recursos especialmente escasos desde los</text:span> <text:span text:style-name="T21">comienzos </text:span>de la computación. <text:span text:style-name="T20">Las decisiones de programación no </text:span>resultaban siempre eficientes, debido a que <text:span text:style-name="T20">su autor </text:span>no siempre era un profesional del área informática, sino el científico que necesitaba la solución. <text:change-end text:change-id="ct62898448"/><text:change-start text:change-id="ct62900000"/></text:p>
      <text:p text:style-name="P32">FALTA ALGO PARA ENGANCHAR CON EL PARRAFO SIG<text:span text:style-name="T22">TE</text:span> tipo La evolución técnica y económica de los sistemas disponibles <text:change-end text:change-id="ct62900000"/><text:change-start text:change-id="ct62901216"/>para los investigadores permitió la incorporación de plataformas paralelas, <text:change-end text:change-id="ct62901216"/><text:change-start text:change-id="ct62901744"/>primero con la posibilidad de distribuir el cómputo entre varios equipos de computación a través de una red, luego con diferentes formas de arquitecturas paralelas <text:change-end text:change-id="ct62901744"/><text:change-start text:change-id="ct62901968"/>de hardware. En estas plataformas, la multiplicidad de los recursos<text:change-end text:change-id="ct62901968"/><text:change-start text:change-id="ct65284112"/> enfrenta al programador con un problema de programación y de administración de recursos aún más complejo.<text:change-end text:change-id="ct65284112"/></text:p>
      <text:p text:style-name="P1">En este capítulo se presenta <text:change text:change-id="ct69125792"/><text:change-start text:change-id="ct65282048"/><text:span text:style-name="T22">el tatamiento de </text:span><text:change-end text:change-id="ct65282048"/>estos problemas mediante la utilización de programación paralela. En la sección 2.1 se explicará en qu<text:change-start text:change-id="ct67600624"/><text:span text:style-name="T22">é</text:span><text:change-end text:change-id="ct67600624"/><text:change text:change-id="ct69275968"/> consiste la programación paralela, explicando sintéticamente c<text:change-start text:change-id="ct69276272"/><text:span text:style-name="T22">ó</text:span><text:change-end text:change-id="ct69276272"/><text:change text:change-id="ct41931408"/>mo funciona un programa paralelo, <text:change-start text:change-id="ct67637728"/><text:span text:style-name="T22">cuáles son </text:span><text:change-end text:change-id="ct67637728"/>las plataformas<text:change-start text:change-id="ct62897872"/> <text:change-end text:change-id="ct62897872"/><text:change text:change-id="ct65284880"/><text:s/><text:change-start text:change-id="ct67639408"/><text:span text:style-name="T22">más utilizadas </text:span><text:change-end text:change-id="ct67639408"/>de computación paralela <text:span text:style-name="T18">y sus modelos de comunicación (memoria compartida, pasaje de mensajes). En la sección 2.2 se presentará brevemente </text:span><text:change-start text:change-id="ct67636336"/><text:span text:style-name="T18">el lenguaje de programación </text:span><text:change-end text:change-id="ct67636336"/><text:span text:style-name="T18">Fortran y se explicará su uso a nivel científico. En las secciones 2.3 y 2.4 se presentan </text:span><text:change-start text:change-id="ct69272544"/><text:span text:style-name="T18">la interfaz de programación de aplicaciones </text:span><text:change-end text:change-id="ct69272544"/><text:span text:style-name="T18">OpenMP y su implementación en Fortran respectivamente.</text:span><text:change-start text:change-id="ct56461712"/><text:span text:style-name="T18"> Por último en la sección 2.5 se presentará la aplicación cientifica núcleo de esta T</text:span><text:change-end text:change-id="ct56461712"/><text:change-start text:change-id="ct56464432"/><text:span text:style-name="T18">esis</text:span><text:change-end text:change-id="ct56464432"/><text:change-start text:change-id="ct56462512"/><text:span text:style-name="T18"> y </text:span><text:change-end text:change-id="ct56462512"/><text:change-start text:change-id="ct56465136"/><text:span text:style-name="T18">se describirá </text:span><text:change-end text:change-id="ct56465136"/><text:change-start text:change-id="ct67592944"/><text:span text:style-name="T18">muy brevemente el problema que resuelve.</text:span><text:change-end text:change-id="ct67592944"/></text:p>
      <text:p text:style-name="P17"/>
      <text:p text:style-name="P17"/>
      <text:p text:style-name="P17">2.1 Introducción a la Programación Paralela</text:p>
      <text:p text:style-name="P17"/>
      <text:p text:style-name="P2">Para entender mejor por<text:change-start text:change-id="ct67638160"/> <text:change-end text:change-id="ct67638160"/>qu<text:change-start text:change-id="ct67638384"/><text:span text:style-name="T22">é</text:span><text:change-end text:change-id="ct67638384"/><text:change text:change-id="ct67595344"/> aplicamos la Programación Paralela<text:change-start text:change-id="ct67595568"/>,<text:change-end text:change-id="ct67595568"/> ya sea tanto para solucionar problemas complejos como para aprovechar la potencia de las nuevas arquitecturas de computadoras, podemos ver un escenario planteado por Andrews (foundations... ):</text:p>
      <text:p text:style-name="P61"/>
      <text:p text:style-name="P61">Varios autos desean trasladarse del punto A hacia el B. Pueden competir por el espacio en el mismo camino y terminar siguiéndose unos a otros <text:s/>o compitiendo por las posiciones (<text:change-start text:change-id="ct67597552"/><text:span text:style-name="T22">¡</text:span><text:change-end text:change-id="ct67597552"/>y teniendo accidentes!). O pueden trasladarse en vías paralelas, arribando de esta manera casi al mismo tiempo y sin meterse en la vía del otro. O pueden viajar por diferentes rutas, usando caminos separados.</text:p>
      <text:p text:style-name="P16"/>
      <text:p text:style-name="P2"><office:annotation office:name="__Fieldmark__270_1689783755"><dc:creator>Eduardo Grosclaude</dc:creator><dc:date>2014-07-14T06:25:30</dc:date><text:p>Concurrente o paralela? O ambas? Verificar con Andrews</text:p></office:annotation>Como indica Andrews [] “este escenario captura la es<text:change text:change-id="ct69264640"/>encia de la computación concurrente” o paralela. <text:change-start text:change-id="ct69166144"/><office:annotation-end office:name="__Fieldmark__270_1689783755"/><text:change-end text:change-id="ct69166144"/>Los autos son las tareas que necesitamos hacer en el sistema, y pueden ser ejecutadas en un solo procesador (un solo camino), en paralelo en varios procesadores (varias vías de un camino), <text:span text:style-name="T3">o ejecutarse en procesadores distribuidos (caminos separados).</text:span></text:p>
      <text:p text:style-name="P2"/>
      <text:p text:style-name="P35"><text:change-start text:change-id="ct56461936"/>Aquí unos comentarios al estilo devolución de Master Chef!</text:p>
      <text:p text:style-name="P33"><text:change-end text:change-id="ct56461936"/><text:change-start text:change-id="ct56464096"/></text:p>
      <text:p text:style-name="P33"><text:change-end text:change-id="ct56464096"/><text:change-start text:change-id="ct67597168"/><text:span text:style-name="T23">El tono de los dos párrafos siguientes es impreciso o coloquial, parece de revista o de clase introductoria. Te recomiendo para toda la ejecución de la tesis e</text:span><text:change-end text:change-id="ct67597168"/><text:change-start text:change-id="ct40208016"/><text:span text:style-name="T23">vitar ambas cosas. </text:span></text:p>
      <text:p text:style-name="P35">NIVEL DEL CONTENIDO: Cuando queremos dar una introducción a un tema, no queremos que sea “charlado”, sino, simplemente, no profundizar demasiado. Esto se trata de una tesis, y los conceptos deben ser puestos con contundencia y rigor académico. Esto implica revisar, y en todo caso prescindir de, las opiniones medio borrosas que uno se hace un pasado que no vivió o de una disciplina que ha visitado parcialmente, los cuales puede estar contando en forma imperfecta. Para eso es necesario recurrir a fuentes autorizadas y en todo caso COPIAR (sí, COPIAR textualmente) dos o tres párrafos de un LIBRO, citarlo, y parafrasearlos sin intentar quitar ni agregar nada. La elaboración consiste en la reformulación de esos párrafos, no es afano, y menos si está citado. Sobre todo esto es necesario cuando definimos conceptos establecidos o describimos hechos históricos. En esos casos nadie espera que inventemos nada. Diferente sería si vos describís una creación propia (como puede ser una estructura de datos, algoritmo, procedimiento, metodología, etc) donde podés recurrir a la guitarra para explicar lo mejor posible algo que no está descripto en ningún otro lado.</text:p>
      <text:p text:style-name="P33"><text:span text:style-name="T23">VOCABULARIO: Para revisar esos contenidos que uno escribe, a fin de evitar tono impreciso o coloquial, fijarse si uno está siendo concreto en cuanto a </text:span><text:span text:style-name="T24">cuándo, quiénes y </text:span><text:change-end text:change-id="ct40208016"/><text:change-start text:change-id="ct58545008"/><text:span text:style-name="T25">cuánto</text:span><text:change-end text:change-id="ct58545008"/><text:change-start text:change-id="ct68099232"/><text:span text:style-name="T25">.</text:span><text:change-end text:change-id="ct68099232"/><text:change-start text:change-id="ct69275648"/><text:span text:style-name="T23"> Hay que prestar atención a si aparecen construcciones poco definidas en cuanto a tiempo (en los albores de la computación, anteriormente, en el pasado, con el correr de los años), personas (se dice que, como sabemos, programadores “distendidos”), o medida en que se verifica algo (programas gigantes, “prácticamente”, muy, poco, a veces).</text:span></text:p>
      <text:p text:style-name="P4">Yo sugiero sacar todo hasta *ACA* y reemplazar por una traducción, resumida, de una introducción de libro, a lo que es la programación paralela.</text:p>
      <text:p text:style-name="P33"><text:change-end text:change-id="ct69275648"/>En los comienzos de la computación <text:change-start text:change-id="ct56466784"/><text:span text:style-name="T26">(¿cuándo?)</text:span><text:change-end text:change-id="ct56466784"/>lo normal y aceptado <text:change-start text:change-id="ct69167504"/><text:span text:style-name="T26">(¿por quiénes?) </text:span><text:change-end text:change-id="ct69167504"/>era programar para un solo procesador, una capacidad de almacenamiento y memoria limitada (acaso el principal punto de optimización en esa época<text:change-start text:change-id="ct69167728"/> <text:span text:style-name="T26">(¿cuándo?)</text:span><text:change-end text:change-id="ct69167728"/>), y hacerlo con una serie de instrucciones secuenciales. Los programas tendían a ser monolíticos y gigantes<text:change-start text:change-id="ct62857040"/> <text:span text:style-name="T26">(¿cuánto?)</text:span><text:change-end text:change-id="ct62857040"/>. <text:span text:style-name="T4">[metemos ley de </text:span><text:soft-page-break/><text:span text:style-name="T4">moore aca???]</text:span> Con el correr de los años la potencia de los procesadores se a disparado exponencialmente <text:span text:style-name="T10">(velocidad y en menor medida cantidad de unidades de procesamiento)</text:span><text:change-start text:change-id="ct40196352"/><text:span text:style-name="T10"> (¿cifras para apoyar esto?)</text:span><text:change-end text:change-id="ct40196352"/>, así como la capacidad de la RAM y los discos, permitiendo acelerar los procesos <text:span text:style-name="T9">y distenderse al programar ya que la capacidad de memoria o de disco prácticamente </text:span><text:change-start text:change-id="ct62478192"/><text:span text:style-name="T9">(¿pero no totalmente? ¿cuánto nos distendemos? ¿quién se distiende?) </text:span><text:change-end text:change-id="ct62478192"/><text:span text:style-name="T9">ha dejado de ser un problema.</text:span></text:p>
      <text:p text:style-name="P20"><text:change-start text:change-id="ct62852864"/></text:p>
      <text:p text:style-name="P55"/>
      <text:p text:style-name="P12"/>
      <text:p text:style-name="P12">*ACA*</text:p>
      <text:p text:style-name="P12"/>
      <text:p text:style-name="P34">Y ESTE PARRAFO acomodarlo a lo anterior </text:p>
      <text:p text:style-name="P20"><text:change-end text:change-id="ct62852864"/>El problema que se nos presenta ante este panorama es el de aprovechar esta potencia y transformarla en ganancia para nuestros procesos. Si ejecutamos un programa secuencial en un procesador con un solo <text:span text:style-name="T10">núcleo</text:span> o lo ejecutamos en uno con cuatro <text:span text:style-name="T10">núcleos</text:span>, los tiempos de ejecución serán prácticamente los mismos, siempre dependiendo del Sistema Operativo y su manejo del tiempo de procesador, <text:span text:style-name="T5">[nos metemos a explicar SO y su manejo del procesador?? por favor no =P]</text:span><text:change-start text:change-id="ct62483584"/><text:span text:style-name="T5"> </text:span><text:span text:style-name="T8">NO!</text:span><text:change-end text:change-id="ct62483584"/><text:span text:style-name="T6"> </text:span><text:span text:style-name="T11">debido a que en el último </text:span><text:change-start text:change-id="ct56468848"/><text:span text:style-name="T12">caso </text:span><text:change-end text:change-id="ct56468848"/><text:span text:style-name="T11">no estamos aprovechando la posibilidad de paralelizar en los distintos núcleos presentes. La Programación Paralela nos permite desempeñar mas tareas al mismo tiempo con los recursos disponibles en el equipo, ya sea aprovechando las unidades de procesamiento libre en un equipo o distintos hosts conectados en una red.</text:span></text:p>
      <text:p text:style-name="P28"/>
      <text:p text:style-name="P3"><text:span text:style-name="T4">[lo siguiente no se si incluirlo y desarrollarlo un poco mas, me parece no suma a la tesis, </text:span><text:span text:style-name="T7">a menos que tomemos la optimización secuencial que tuve que hacer</text:span><text:span text:style-name="T4">] </text:span>Al calcular tiempos de ejecución otro factor a tener en cuenta, además de la velocidad del procesador, es la velocidad con que la jerarquía de memoria de la arquitectura nos provee de datos, en especial la velocidad de acceso a los discos. <text:span text:style-name="T17">Un programa con gran porcentaje de I/O en disco en lugar de CPU está limitado por la tecnología utilizada para el acceso a dicho hardware.</text:span><text:change text:change-id="ct62477776"/><text:span text:style-name="T17">Ahora, para comprender mejor como funciona un programa paralelo debemos tener en cuenta lo siguiente:</text:span></text:p>
      <text:list xml:id="list2712455957992601301" text:style-name="L1">
        <text:list-item>
          <text:p text:style-name="P64">Un programa secuencial es un conjunto de ordenes ejecutadas una detras de la otra y posee un solo hilo de control.</text:p>
        </text:list-item>
        <text:list-item>
          <text:p text:style-name="P66">Un programa paralelo suele estar conformado por dos o mas procesos que trabajan generalmente en conjunto. <text:span text:style-name="T13">Cada uno de estos proceso es un programa secuencial, por lo cual tenemos varios hilos de control. </text:span></text:p>
        </text:list-item>
      </text:list>
      <text:p text:style-name="P3"/>
      <text:p text:style-name="P5"><text:change text:change-id="ct62483328"/><text:change-start text:change-id="ct69169728"/><text:s/><text:span text:style-name="T26">No es exacto, los procesos trabajan computando! Más bien existen dos formas principales de comunicación entre procesos que son las que vas a describir</text:span><text:change-end text:change-id="ct69169728"/><text:change-start text:change-id="ct40194800"/><text:span text:style-name="T26">.</text:span><text:change-end text:change-id="ct40194800"/>, puede ser con un espacio de memoria compartida o a través del envío de mensajes, o incluso un híbrido de ambas. Justamente estas distintas formas de comunicación son las que generan la principal <text:span text:style-name="T14">clasificación de la Programación Paralela, por el Modelo de Comunicación de la Plataforma Paralela, memoria compartida (shared memory) y pasaje de mensajes</text:span> <text:span text:style-name="T14">(message passing).</text:span></text:p>
      <text:p text:style-name="P6"><text:change text:change-id="ct65499808"/><text:change-start text:change-id="ct65500144"/><text:span text:style-name="T26">C</text:span><text:change-end text:change-id="ct65500144"/><text:change text:change-id="ct65500656"/>uando hablamos de procesos que se comunican a través de una porción de memoria, indica que uno de ellos escribe en una posición de memoria que luego es leída por el otro proceso, siendo la comunicación unidireccional o bidireccional. Dentro de esta categoría una de las <text:span text:style-name="T16">soluciones</text:span> mas extendidas y completas con la cual trabajar es OpenMP (Open Multi-Processing), la cual es una API (Application <text:span text:style-name="T16">Programming</text:span> Interface) que soporta programación <text:span text:style-name="T17">con</text:span> multiprocesamiento en memoria compartida multiplataforma bajo C, C++ y Fortran. <text:span text:style-name="T16">Gran cantidad de compiladores incorporan nativamente soporte para esta API, la cual consiste de un conjunto de directivas del compilador, librerías de rutinas y variables de entorno.</text:span></text:p>
      <text:p text:style-name="P6"><text:change text:change-id="ct62873232"/><text:change-start text:change-id="ct62873904"/><text:soft-page-break/><text:span text:style-name="T26">L</text:span><text:change-end text:change-id="ct62873904"/>a comunicación <text:change text:change-id="ct62874128"/><text:change-start text:change-id="ct62874352"/><text:span text:style-name="T26">por </text:span><text:change-end text:change-id="ct62874352"/>pasaje de mensajes<text:change text:change-id="ct62874576"/>consiste en <text:change text:change-id="ct62874800"/><text:change-start text:change-id="ct62875168"/><text:span text:style-name="T26">el envío de </text:span><text:change-end text:change-id="ct62875168"/><text:change text:change-id="ct62875392"/><text:change-start text:change-id="ct62876272"/><text:span text:style-name="T26">mensajes entre los procesos </text:span><text:change-end text:change-id="ct62876272"/><text:change text:change-id="ct62876496"/><text:s/>nuevamente siendo <text:span text:style-name="T17">la comunicación</text:span> unidireccional o bidireccional. En esta categoría <text:span text:style-name="T15">existe un estándar denominado</text:span> MPI (Message Passing Interface), <text:span text:style-name="T15">el cual define la sintaxis y semántica de un conjunto de librerías para programación paralela con pasaje de mensajes, pensado para ser independiente del lenguaje de programación, y definido como un protocolo de comunicación usado para programación paralela. Existen gran cantidad de implementaciones de la API para distintos lenguajes de programación, como OpenMPI.</text:span><text:change-start text:change-id="ct55953136"/></text:p>
      <text:p text:style-name="P34">VER SI NO RECURRIMOS A UNAS DEFINICIONES MAS SOLIDAS, DE BROLI, PARA MEM COMP Y PASO DE MENS<text:change-end text:change-id="ct55953136"/></text:p>
      <text:p text:style-name="P21">[¿Sincronización de procesos? Exclusión mutua y sincronización por condiciones]</text:p>
      <text:p text:style-name="P3"/>
      <text:p text:style-name="P3">2.1.1 Arquitecturas de Hardware<text:span text:style-name="T19">(?)</text:span> y Plataformas de Computación Paralela</text:p>
      <text:p text:style-name="P3"/>
      <text:p text:style-name="P3"><text:change-start text:change-id="ct65445680"/></text:p>
      <text:p text:style-name="P3"/>
      <text:p text:style-name="P3"/>
      <text:p text:style-name="P36"><text:span text:style-name="T47">2.5</text:span> <text:span text:style-name="T28">Proceso de o</text:span>ptimización</text:p>
      <text:p text:style-name="P36"/>
      <text:p text:style-name="P37"><text:span text:style-name="T29">Garg y Sharapov en su trabajo “Techniques for Optimizing Applications: High Performance Computing” [referencia] nos indican que d</text:span>ependiendo del proposito de una aplicación y como será utilizada, podemos observar que hay tres principios <text:span text:style-name="T29">de la </text:span>optimización del desempeño <text:span text:style-name="T29">que son </text:span>comunes:</text:p>
      <text:p text:style-name="P37"/>
      <text:list xml:id="list342993330803902002" text:style-name="L2">
        <text:list-item>
          <text:p text:style-name="P67">Resolver el problema mas rápido</text:p>
        </text:list-item>
        <text:list-item>
          <text:p text:style-name="P67">Resolver un problema mas grande en el mismo tiempo</text:p>
        </text:list-item>
        <text:list-item>
          <text:p text:style-name="P67">Resolver el mismo problema en el mismo tiempo pero utilizando una cantidad menor de recursos del sistema</text:p>
        </text:list-item>
      </text:list>
      <text:p text:style-name="P37"/>
      <text:p text:style-name="P38">En aplicaciones de HPC, obtener resultados mas rápido es crucial para los usuarios. Por ejemplo, para un ingeniero representa una diferencia considerable si puede repetir una simulación en el transcurso de una noche en lugar de esperar varios días para que la simulación termine, tiempo que puede ser aprovechado para modificar el diseño.</text:p>
      <text:p text:style-name="P38">Por otro lado, el resolver un problema mas grande en el mismo tiempo puede ser la meta. Por ejemplo, un meteorologo necesita completar simulaciones de sus modelos de clima en un tiempo especificado. La mejora del desempeño puede ser el permitirle al meteorologo usar conjuntos de datos mas grandes <text:span text:style-name="T30">en el mismo tiempo de ejecución para obtener previsiones del clima mas precisas.</text:span></text:p>
      <text:p text:style-name="P39">Y en el caso de que tanto el tamaño del problema como el tiempo de ejecución se deban mantener constantes, una aplicación optimizada consumirá menos recursos para completar su ejecución.</text:p>
      <text:p text:style-name="P39"/>
      <text:p text:style-name="P39">Siguiendo la explicación de Garg y Sharapov [ref], podemos ver en la figura 3.aa <text:span text:style-name="T31">que </text:span>el proceso de optimización tiene algunas etapas fundamentales: <text:span text:style-name="T31">desarrollo de la aplicación (</text:span>program<text:span text:style-name="T31">ación y portabilidad), optimización serial, y optimización paralela.</text:span></text:p>
      <text:p text:style-name="P39"/>
      <text:p text:style-name="P62">Figura 3.aa (pag 51 garg y sharapov)</text:p>
      <text:p text:style-name="P39"/>
      <text:p text:style-name="P40">La primer etapa <text:span text:style-name="T32">abarca</text:span> el desarrollo de la aplicación, es decir, elección de algoritmos y estructuras de datos para resolver el problema. En el caso de este trabajo de Tesis esa etapa fue llevada a cabo por el autor de la aplicación en que basamos nuestro estudio.</text:p>
      <text:p text:style-name="P40">Las etapas de optimización serial y optimización paralela son las que serán explicadas brevemente en esta subsección.</text:p>
      <text:p text:style-name="P41"><text:soft-page-break/>Una decisión importante que se debe tomar al optimizar, es <text:span text:style-name="T33">contemplar</text:span> que plataforma o <text:span text:style-name="T33">conjunto de ellas implementará la aplicación</text:span>. Esta decisión <text:span text:style-name="T33">incluye</text:span> seleccionar la versión de Sistema Operativo y determinar si la aplicación <text:span text:style-name="T32">correrá</text:span> en modo de 32-bit o 64-bit. <text:span text:style-name="T34">Mientras más puntuales sean nuestras decisiones, más focalizada será la optimización, limitando el rango de plataformas en las cuales el programa puede ejecutarse. Una vez el programa produce resultados correctos, está listo para ser optimizado. Se seleccionan un conjunto de casos de test para validar que el programa continúa arrojando resultados correctos y se los utiliza repetidamente en el transcurso de la optimización.</text:span></text:p>
      <text:p text:style-name="P41"/>
      <text:p text:style-name="P42">También se debe seleccionar un conjunto de casos para llevar a cabo <text:span text:style-name="T35">pruebas</text:span> de tiempo. Puede ser necesario <text:span text:style-name="T36">que este conjunto sea</text:span> diferente a los utilizados para validar el programa. <text:span text:style-name="T37">Los casos de test para el cronometraje de tiempo podrían ser varios benchmarks que representan adecuadamente el uso del programa. Utilizamos estos benchmarks para medir el desempeño de la linea de base, de manera de disponer de datos fiables para utilizar mas tarde en las comparaciones de código optimizado y código original. De esta manera, el efecto de la optimización se puede medir.</text:span></text:p>
      <text:p text:style-name="P42"/>
      <text:p text:style-name="P43">3.1.1.1 Optimización Serial</text:p>
      <text:p text:style-name="P43"/>
      <text:p text:style-name="P44">La Optimización Serial es un proceso iterativo que involucra medir repetidamente un programa seguido por la optimización de sus partes críticas de rendimiento. La figura 3.bb <text:s/>resume las tareas de optimización y da un diagrama de flujo simplificado para el proceso de optimización serial.</text:p>
      <text:p text:style-name="P44"/>
      <text:p text:style-name="P44">Figura 3.bb (pag 52 garg y sharapov)</text:p>
      <text:p text:style-name="P44"/>
      <text:p text:style-name="P44">Una vez que las mediciones de rendimiento de la linea de base se han obtenido, el esfuerzo de optimización debe iniciarse mediante la compilación de todo el programa con opciones seguras. Siguiente, linkear librerías optimizadas. (Este linkeo es una manera sencilla de llevar implementaciones altamente optimizadas de operaciones estandar en un programa)</text:p>
      <text:p text:style-name="P44">Luego de esto se debe verificar que los resultados preservan la correctitud del programa. Este paso incluye verificar que el programa realiza llamadas a las Interfaces de Programación de Aplicación (APIs sus siglas en Ingles) <text:span text:style-name="T38">adecuadas</text:span> en las librerías optimizadas. <text:span text:style-name="T38">Además, es recomendable que sea medido el desempeño del programa para verificar que ha mejorado.</text:span></text:p>
      <text:p text:style-name="P44"/>
      <text:p text:style-name="P30">El siguiente paso es identificar partes de desempeño críticas en el código. El perfilado (profiling en Ingles) del código fuente puede ser usado para determinar cuales partes del código son las que toman mas tiempo para ejecutarse. Las partes identificadas son excelentes objetivos para enfocar el esfuerzo de optimización, <text:span text:style-name="T39">y las mejoras resultantes de desempeño pueden ser significativas. Otra técnica muy útil para identificar estas partes de código críticas es el monitoreo de la actividad del sistema y el uso de los recursos del sistema. </text:span></text:p>
      <text:p text:style-name="P23"/>
      <text:p text:style-name="P24">cap 4 <text:span text:style-name="T40">g&amp;sh “technics for optimizing applications”</text:span>-------</text:p>
      <text:p text:style-name="P45">El primer paso en el proceso de afinación de la aplicación es cuantificar su desempeño. <text:span text:style-name="T41">Este paso es alcanzado usualmente estableciendo un desempeño base y fijando expectativas apropiadas de cuanta mejora en el desempeño es razonable alcanzar.</text:span></text:p>
      <text:p text:style-name="P46">Para programas cientificos, la métricas de mayor interés son usualmente el tiempo reloj (tiempo de respuesta) de un solo trabajo y aquellos que relacionan el desempeño de la aplicación a picos teóricos de desempeño de la CPU.</text:p>
      <text:p text:style-name="P47">A traves de benchmarks es que podemos realizar análisis de la performance de la aplicación. Una guía importante a seguir es que las mediciones deben ser reproducibles dentro de un rango de tolerancia esperado. Con esto en mente se definen las siguientes reglas generales:</text:p>
      <text:list xml:id="list6938213529350620365" text:style-name="L3">
        <text:list-item>
          <text:p text:style-name="P68">Seleccionar cuidadosamente los conjuntos de datos a utilizar. Deben representar adecuadamente el uso de la aplicación.</text:p>
        </text:list-item>
        <text:list-item>
          <text:p text:style-name="P63"><text:bookmark text:name="result_box"/><text:soft-page-break/>Al igual que en las mediciones en otros campos de la ingeniería, la incertidumbre también se aplica a las mediciones de desempeño de programas de computadora. El simple hecho de tratar de medir un programa se entromete en su ejecución y posiblemente lo afecta de manera incierta.</text:p>
        </text:list-item>
        <text:list-item>
          <text:p text:style-name="P68">Siempre que sea posible, ejecutar los benchmarks desde un sistema de archivos tipo tmpfs (/tmp) o algún sistema de archivos montado localmente. Ejecutar una aplicación desde un sistema de archivos montado por red introduce efectos de red irreproducibles en el tiempo de ejecución.</text:p>
        </text:list-item>
        <text:list-item>
          <text:p text:style-name="P68">Actividades de paginado y swapeo deben ser monitoreadas mientras se ejecuta el benchmark, ya que estas pueden desvirtuar completamente la medición.</text:p>
        </text:list-item>
        <text:list-item>
          <text:p text:style-name="P68">Las mediciones de “respuesta del programa” deben ser desempeñadas en una manera dedicada, sin otros programas o aplicaciones ejecutandose.</text:p>
        </text:list-item>
        <text:list-item>
          <text:p text:style-name="P68">Las caracteristicas del sistema deben ser registradas y guardadas.</text:p>
        </text:list-item>
      </text:list>
      <text:p text:style-name="P48"/>
      <text:p text:style-name="P48">Antes de analizar el desempeño de la aplicación, uno debe identificar los parametros que deben ser medidos y elegir herramientas acordes a las mediciones.</text:p>
      <text:p text:style-name="P48">Las herramientas de medición de desempeño pueden ser divididas en tres grupos basados en su función:</text:p>
      <text:list xml:id="list2168840795405335769" text:style-name="L4">
        <text:list-item>
          <text:p text:style-name="P69">Herramientas de temporizador, que miden el tiempo utilizado por un programa de usuario o sus partes. Pueden ser herramientas de linea de comando o funciones dentro del programa.</text:p>
        </text:list-item>
        <text:list-item>
          <text:p text:style-name="P69">Herramientas de perfilado, que utilizan resultados de tiempo para identificar las partes de mayor utilización de una aplicación.</text:p>
        </text:list-item>
        <text:list-item>
          <text:p text:style-name="P69">Herramientas de monitoreo, que miden la utilización de varios recursos del sistema para identificar “cuellos de botella” que ocurren durante la ejecución.</text:p>
        </text:list-item>
      </text:list>
      <text:p text:style-name="P48">Existen otras formas de categorizar estas herramientas, como puede ser basados en los requerimientos para su uso (herramientas que operan con binarios optimizados, o que requieren insertarse en el código fuente, etc), o incluso dividirlas en dos grupos:</text:p>
      <text:list xml:id="list5921030532845250203" text:style-name="L5">
        <text:list-item>
          <text:p text:style-name="P70">Herramientas de medición de desempeño lineal</text:p>
        </text:list-item>
        <text:list-item>
          <text:p text:style-name="P70">Herramientas de medición de desempeño paralelo.</text:p>
        </text:list-item>
      </text:list>
      <text:p text:style-name="P25">Continua pag 10<text:span text:style-name="T42">7</text:span> -----</text:p>
      <text:p text:style-name="P24">------ <text:span text:style-name="T42">herramientas seriales – time 107 y 108 – profiling/gprof 118 a 121 – monitoreo de sistema vmstat 132 <text:s/></text:span></text:p>
      <text:p text:style-name="P26">(¿ optimización de loop, de código? Caps 8 y 9)</text:p>
      <text:p text:style-name="P48"/>
      <text:p text:style-name="P23"/>
      <text:p text:style-name="P49"/>
      <text:p text:style-name="P50">3.1.1.2 Optimización Paralela</text:p>
      <text:p text:style-name="P50"/>
      <text:p text:style-name="P50">Luego de que la aplicación está optimizada para procesamiento serial, su tiempo de ejecución puede ser <text:s/>reducido aún mas permitiendo que se ejecute en varios procesadores. Las técnicas mas usadas comunmente para paralelización son el hilado explicito, las directivas al compilador y el pasaje de mensajes. En la figura 3.cc se vé ilustrado el proceso de optimización paralela.</text:p>
      <text:p text:style-name="P50"/>
      <text:p text:style-name="P50">Figura 3.cc (garg &amp; sharapov pag 55)</text:p>
      <text:p text:style-name="P50"/>
      <text:p text:style-name="P50">El primer paso es elegir un modelo, identificar que partes del programa deben ser paralelizadas y determinar como <text:span text:style-name="T43">dividir</text:span> la carga de trabajo computacional entre los diferentes procesadores. <text:span text:style-name="T43">Dividir</text:span> la carga de trabajo computacional es crucial para el desempeño, ya que determina <text:span text:style-name="T44">los gastos generales de comunicación, sincronización y de desequilibrios de carga resultantes en un programa paralelizado. Generalmente, una división de trabajo de “nivel grueso” es recomendada debido a que minimiza la comunicación entre las tareas paralelas, pero en algunos casos, un enfoque de este tipo </text:span><text:soft-page-break/><text:span text:style-name="T44">lleva a balanceo de carga muy pobre; un nivel mas fino en el particionamiento de la carga de trabajo puede llevar a un mejor balanceo de carga y desempeño de la aplicación.</text:span></text:p>
      <text:p text:style-name="P50"/>
      <text:p text:style-name="P51">Luego de seleccionado un modelo de paralelización e implementado, lo siguiente es optimizar su desempeño. Similar a la optimización serial, este proceso es iterativo e involucra mediciones repetidas seguidas de aplicar una o mas técnicas de optimización para mejorar el desempeño del programa. Las aplicaciones paralelas, sin importar el modelo utilizado, necesitan que exista comunicación entre los procesos o hilos concurrentes. Se debe tener cuidado de minimizar los gastos extras en comunicación y asegurar una sincronización eficiente en la implementación; <text:span text:style-name="T43">M</text:span>inimizar el des<text:span text:style-name="T43">equilibrio</text:span> de cargas <text:span text:style-name="T43">entre las tareas paralelas, ya que esto degrada la escalabilidad del programa. También se debe considerar temas como migración y programación de procesos, y coherencia de cache. Las librerías del compilador pueden ser utilizadas para implementar versiones paralelas de funciones usadas comunmente, tanto en aplicaciones multihilo como multiproceso.</text:span></text:p>
      <text:p text:style-name="P51"/>
      <text:p text:style-name="P52">Los cuellos de botella de un programa paralelo pueden ser muy diferentes de los presentes en una versión serial del mismo programa. Además de gastos extras específicos de la paralelización, <text:span text:style-name="T45">las porciones lineales (o seriales) de un programa paralelo pueden limitar severamente la ganancia de velocidad de la paralelización. En tales situaciones , hay que prestar atención a esas porciones lineales para mejorar el desempeño total de la aplicación paralela. Por ejemplo, consideremos la solución directa de N ecuaciones lineales. El costo computacional escala en el orden de O(N^3) en la etapa de descomposición de la matriz y en el orden de O(N^2) en la etapa de sustitución </text:span><text:span text:style-name="T46">adelante-atrás</text:span><text:span text:style-name="T45">. En consecuencia, la etapa de sustitución adelante-atrás apenas se nota en el programa serial, y el desarrollador paralelizando el programa justificadamente se enfoca en la etapa de descomposición de la matriz. Posiblemente, como resultado del trabajo de paralelización, la etapa de descomposición de la matriz se vuelve mas eficiente que la etapa de sustitución adelante-atrás. El desempeño total y velocidad del programa de resolución directa ahora está limitado por el desempeño de la etapa de sustitución adelante-atrás. Para mejorar aún mas el desempeño, la etapa de sustitución adelante-atrás debería convertirse en el foco de optimización y posiblemente un trabajo de paralelización.</text:span></text:p>
      <text:p text:style-name="P53"/>
      <text:p text:style-name="P27">Caps 10 – 11 – 12 – 14 ?</text:p>
      <text:p text:style-name="P27"/>
      <text:p text:style-name="P29"><text:change-end text:change-id="ct654456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6-04-19T20:42:23.922204977</dc:date>
    <meta:editing-duration>PT5H35M35S</meta:editing-duration>
    <meta:editing-cycles>33</meta:editing-cycles>
    <meta:generator>LibreOffice/5.0.5.2$Linux_X86_64 LibreOffice_project/00m0$Build-2</meta:generator>
    <meta:document-statistic meta:table-count="0" meta:image-count="0" meta:object-count="0" meta:page-count="7" meta:paragraph-count="87" meta:word-count="3425" meta:character-count="22110" meta:non-whitespace-character-count="18767"/>
  </office:meta>
</office:document-meta>
</file>